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5.74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64cm" svg:y="14.73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3.785cm" svg:x="1.778cm" svg:y="8.731cm" presentation:class="title" presentation:user-transformed="true">
          <draw:text-box>
            <text:p text:style-name="P2"><text:span text:style-name="T1">Ethernet: </text:span><text:span text:style-name="T1"><text:line-break/></text:span><text:span text:style-name="T1">Conectando dos máquinas</text:span></text:p>
          </draw:text-box>
        </draw:frame>
        <draw:frame presentation:style-name="pr2" draw:text-style-name="P4" draw:layer="layout" svg:width="23.211cm" svg:height="5.677cm" svg:x="2.443cm" svg:y="1.943cm" presentation:class="title" presentation:user-transformed="true">
          <draw:text-box>
            <text:p text:style-name="P2"><text:span text:style-name="T2">Arquitectura de Inter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2-20T09:32:14.485591552</dc:date>
    <meta:editing-duration>P7DT21H5M21S</meta:editing-duration>
    <meta:editing-cycles>497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